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, Fab.<text:line-break/>Ya tenemos todos los elementos conceptuales, pero ahora toca hacer lo que realmente convierte esta conversación en ciencia y en literatura: <text:span text:style-name="Strong_20_Emphasis">ordenarlo en una secuencia clara, rigurosa y narrativa</text:span>, capaz de convertirse en un capítulo sólido del libro.</text:p>
      <text:p text:style-name="Text_20_body">Lo que sigue es una <text:span text:style-name="Strong_20_Emphasis">estructura completa</text:span>, exhaustiva y coherente del capítulo “El nacimiento de la inteligencia”, que recorre sin saltos mágicos el camino desde la materia simple hasta la vida, mostrando cómo la inteligencia aparece, crece y se codifica.</text:p>
      <text:p text:style-name="Text_20_body">No es un borrador todavía: es <text:span text:style-name="Strong_20_Emphasis">la arquitectura del capítulo</text:span>, el mapa maestro.<text:line-break/>Después podremos desarrollar cada sección en prosa.</text:p>
      <text:p text:style-name="Horizontal_20_Line"/>
      <text:h text:style-name="Heading_20_1" text:outline-level="1">1. El problema fundamental: conservar la forma</text:h>
      <text:p text:style-name="Text_20_body">Este capítulo debe abrir con la idea central que descubrimos juntos:</text:p>
      <text:list xml:id="list985414439" text:style-name="L1">
        <text:list-item>
          <text:p text:style-name="P2">El universo produce formas. </text:p>
        </text:list-item>
        <text:list-item>
          <text:p text:style-name="P2">La mayoría se destruyen. </text:p>
        </text:list-item>
        <text:list-item>
          <text:p text:style-name="P2">Algunas se mantienen. </text:p>
        </text:list-item>
        <text:list-item>
          <text:p text:style-name="P1">Y cuando una forma empieza a <text:span text:style-name="Strong_20_Emphasis">mantenerse activamente</text:span>, nace la inteligencia. </text:p>
        </text:list-item>
      </text:list>
      <text:p text:style-name="Text_20_body">Aquí introduces:</text:p>
      <text:list xml:id="list2001662141" text:style-name="L2">
        <text:list-item>
          <text:p text:style-name="P4">qué significa “forma”, </text:p>
        </text:list-item>
        <text:list-item>
          <text:p text:style-name="P4">qué significa “conservar”, </text:p>
        </text:list-item>
        <text:list-item>
          <text:p text:style-name="P4">por qué la conservación activa es el punto de inflexión, </text:p>
        </text:list-item>
        <text:list-item>
          <text:p text:style-name="P3">y por qué vida e inteligencia son dos caras del mismo fenómeno. </text:p>
        </text:list-item>
      </text:list>
      <text:p text:style-name="Horizontal_20_Line"/>
      <text:h text:style-name="Heading_20_1" text:outline-level="1">2. La materia simple: estabilidad pasiva</text:h>
      <text:p text:style-name="Text_20_body">Antes de la vida, solo hay:</text:p>
      <text:list xml:id="list3462353860" text:style-name="L3">
        <text:list-item>
          <text:p text:style-name="P6">átomos, </text:p>
        </text:list-item>
        <text:list-item>
          <text:p text:style-name="P6">enlaces, </text:p>
        </text:list-item>
        <text:list-item>
          <text:p text:style-name="P6">moléculas, </text:p>
        </text:list-item>
        <text:list-item>
          <text:p text:style-name="P6">cristales, </text:p>
        </text:list-item>
        <text:list-item>
          <text:p text:style-name="P5">estructuras que se mantienen <text:span text:style-name="Strong_20_Emphasis">por fuerzas físicas</text:span>, no por procesos internos. </text:p>
        </text:list-item>
      </text:list>
      <text:p text:style-name="Text_20_body">Aquí explicas:</text:p>
      <text:list xml:id="list2059968754" text:style-name="L4">
        <text:list-item>
          <text:p text:style-name="P8">qué es estabilidad pasiva, </text:p>
        </text:list-item>
        <text:list-item>
          <text:p text:style-name="P8">por qué no hay inteligencia aquí, </text:p>
        </text:list-item>
        <text:list-item>
          <text:p text:style-name="P7">por qué estas estructuras no “hacen” nada para mantenerse. </text:p>
        </text:list-item>
      </text:list>
      <text:p text:style-name="Text_20_body"><text:soft-page-break/>Este es el nivel cero.</text:p>
      <text:p text:style-name="Horizontal_20_Line"/>
      <text:h text:style-name="Heading_20_1" text:outline-level="1">3. Redes autocatalíticas: la primera lógica implícita</text:h>
      <text:p text:style-name="Text_20_body">Aquí aparece el primer nivel de organización que ya no es pasivo:</text:p>
      <text:list xml:id="list388312053" text:style-name="L5">
        <text:list-item>
          <text:p text:style-name="P10">moléculas que se producen mutuamente, </text:p>
        </text:list-item>
        <text:list-item>
          <text:p text:style-name="P10">ciclos que se sostienen, </text:p>
        </text:list-item>
        <text:list-item>
          <text:p text:style-name="P10">dependencias funcionales, </text:p>
        </text:list-item>
        <text:list-item>
          <text:p text:style-name="P9">retroalimentación. </text:p>
        </text:list-item>
      </text:list>
      <text:p text:style-name="Text_20_body">Este es el nacimiento de la <text:span text:style-name="Strong_20_Emphasis">lógica implícita</text:span>:</text:p>
      <text:list xml:id="list1719223516" text:style-name="L6">
        <text:list-item>
          <text:p text:style-name="P12">no hay símbolos, </text:p>
        </text:list-item>
        <text:list-item>
          <text:p text:style-name="P12">no hay memoria escrita, </text:p>
        </text:list-item>
        <text:list-item>
          <text:p text:style-name="P12">no hay reproducción formal, </text:p>
        </text:list-item>
        <text:list-item>
          <text:p text:style-name="P11">pero sí hay <text:span text:style-name="Strong_20_Emphasis">relaciones condicionales</text:span> (“si falta A, baja B”). </text:p>
        </text:list-item>
      </text:list>
      <text:p text:style-name="Text_20_body">En esta sección explicas:</text:p>
      <text:list xml:id="list4276225716" text:style-name="L7">
        <text:list-item>
          <text:p text:style-name="P14">por qué esto ya es un embrión de inteligencia, </text:p>
        </text:list-item>
        <text:list-item>
          <text:p text:style-name="P14">por qué es una forma primitiva de memoria dinámica, </text:p>
        </text:list-item>
        <text:list-item>
          <text:p text:style-name="P13">por qué es un sistema que “aprende” en el sentido más elemental. </text:p>
        </text:list-item>
      </text:list>
      <text:p text:style-name="Horizontal_20_Line"/>
      <text:h text:style-name="Heading_20_1" text:outline-level="1">4. Compartimentalización: el nacimiento de la conservación activa</text:h>
      <text:p text:style-name="Text_20_body">Cuando una red autocatalítica queda atrapada en una membrana, ocurre el salto:</text:p>
      <text:list xml:id="list3375570209" text:style-name="L8">
        <text:list-item>
          <text:p text:style-name="P16">interior y exterior se diferencian, </text:p>
        </text:list-item>
        <text:list-item>
          <text:p text:style-name="P16">la red depende de sí misma, </text:p>
        </text:list-item>
        <text:list-item>
          <text:p text:style-name="P16">la membrana regula, </text:p>
        </text:list-item>
        <text:list-item>
          <text:p text:style-name="P16">aparece la homeostasis, </text:p>
        </text:list-item>
        <text:list-item>
          <text:p text:style-name="P16">aparece la reparación, </text:p>
        </text:list-item>
        <text:list-item>
          <text:p text:style-name="P15">aparece la regulación. </text:p>
        </text:list-item>
      </text:list>
      <text:p text:style-name="Text_20_body">Aquí nace la <text:span text:style-name="Strong_20_Emphasis">conservación activa</text:span>.<text:line-break/>Y con ella, <text:span text:style-name="Strong_20_Emphasis">vida e inteligencia simultáneamente</text:span>.</text:p>
      <text:p text:style-name="Text_20_body">Esta sección es crucial:<text:line-break/>es el momento en que la materia deja de ser objeto y se convierte en proceso.</text:p>
      <text:p text:style-name="Horizontal_20_Line"><text:soft-page-break/></text:p>
      <text:h text:style-name="Heading_20_1" text:outline-level="1">5. Aprendizaje sin memoria simbólica</text:h>
      <text:p text:style-name="Text_20_body">Aquí respondes a tus propias preguntas:</text:p>
      <text:list xml:id="list2455139210" text:style-name="L9">
        <text:list-item>
          <text:p text:style-name="P18">¿cómo aprende un sistema sin ADN? </text:p>
        </text:list-item>
        <text:list-item>
          <text:p text:style-name="P18">¿cómo cambia sin reproducirse? </text:p>
        </text:list-item>
        <text:list-item>
          <text:p text:style-name="P17">¿cómo evoluciona sin herencia? </text:p>
        </text:list-item>
      </text:list>
      <text:p text:style-name="Text_20_body">Explicas:</text:p>
      <text:list xml:id="list3681658494" text:style-name="L10">
        <text:list-item>
          <text:p text:style-name="P20">memoria dinámica, </text:p>
        </text:list-item>
        <text:list-item>
          <text:p text:style-name="P20">aprendizaje interno, </text:p>
        </text:list-item>
        <text:list-item>
          <text:p text:style-name="P20">selección poblacional entre redes, </text:p>
        </text:list-item>
        <text:list-item>
          <text:p text:style-name="P20">propagación por fragmentación, </text:p>
        </text:list-item>
        <text:list-item>
          <text:p text:style-name="P19">variación por fluctuaciones químicas. </text:p>
        </text:list-item>
      </text:list>
      <text:p text:style-name="Text_20_body">Este es el nivel donde la inteligencia empieza a <text:span text:style-name="Strong_20_Emphasis">acumularse</text:span>, aunque no pueda transmitirse con fidelidad.</text:p>
      <text:p text:style-name="Horizontal_20_Line"/>
      <text:h text:style-name="Heading_20_1" text:outline-level="1">6. Plantillas químicas: la primera memoria heredable</text:h>
      <text:p text:style-name="Text_20_body">Antes del ADN aparece un paso intermedio:</text:p>
      <text:list xml:id="list3945555642" text:style-name="L11">
        <text:list-item>
          <text:p text:style-name="P22">moléculas que se copian por complementariedad, </text:p>
        </text:list-item>
        <text:list-item>
          <text:p text:style-name="P22">péptidos que se alinean, </text:p>
        </text:list-item>
        <text:list-item>
          <text:p text:style-name="P21">ARN primitivo que se replica parcialmente. </text:p>
        </text:list-item>
      </text:list>
      <text:p text:style-name="Text_20_body">Aquí aparece la <text:span text:style-name="Strong_20_Emphasis">memoria estructural heredable</text:span>:</text:p>
      <text:list xml:id="list3517584037" text:style-name="L12">
        <text:list-item>
          <text:p text:style-name="P24">no es simbólica, </text:p>
        </text:list-item>
        <text:list-item>
          <text:p text:style-name="P24">no es estable, </text:p>
        </text:list-item>
        <text:list-item>
          <text:p text:style-name="P23">pero ya permite transmisión de forma. </text:p>
        </text:list-item>
      </text:list>
      <text:p text:style-name="Text_20_body">Este es el primer mecanismo que permite <text:span text:style-name="Strong_20_Emphasis">evolución real</text:span>.</text:p>
      <text:p text:style-name="Horizontal_20_Line"/>
      <text:h text:style-name="Heading_20_1" text:outline-level="1">7. El salto simbólico: la aparición del código</text:h>
      <text:p text:style-name="Text_20_body">Aquí introduces el momento más profundo:</text:p>
      <text:list xml:id="list1777975657" text:style-name="L13">
        <text:list-item>
          <text:p text:style-name="P26">la forma deja de copiarse físicamente, </text:p>
        </text:list-item>
        <text:list-item>
          <text:p text:style-name="P25"><text:soft-page-break/>y empieza a copiarse simbólicamente. </text:p>
        </text:list-item>
      </text:list>
      <text:p text:style-name="Text_20_body">El código genético es:</text:p>
      <text:list xml:id="list1741106677" text:style-name="L14">
        <text:list-item>
          <text:p text:style-name="P28">más estable, </text:p>
        </text:list-item>
        <text:list-item>
          <text:p text:style-name="P28">más preciso, </text:p>
        </text:list-item>
        <text:list-item>
          <text:p text:style-name="P28">más reparable, </text:p>
        </text:list-item>
        <text:list-item>
          <text:p text:style-name="P27">más evolutivo. </text:p>
        </text:list-item>
      </text:list>
      <text:p text:style-name="Text_20_body">Aquí explicas:</text:p>
      <text:list xml:id="list1921364177" text:style-name="L15">
        <text:list-item>
          <text:p text:style-name="P30">por qué la vida “necesita” un código, </text:p>
        </text:list-item>
        <text:list-item>
          <text:p text:style-name="P30">por qué la conservación activa conduce inevitablemente a la codificación, </text:p>
        </text:list-item>
        <text:list-item>
          <text:p text:style-name="P29">por qué el ADN no es casualidad sino consecuencia lógica. </text:p>
        </text:list-item>
      </text:list>
      <text:p text:style-name="Horizontal_20_Line"/>
      <text:h text:style-name="Heading_20_1" text:outline-level="1">8. La inteligencia como lógica, la vida como implementación</text:h>
      <text:p text:style-name="Text_20_body">Aquí unes todo:</text:p>
      <text:list xml:id="list2886440773" text:style-name="L16">
        <text:list-item>
          <text:p text:style-name="P32">inteligencia = proceso lógico de conservación activa, </text:p>
        </text:list-item>
        <text:list-item>
          <text:p text:style-name="P32">vida = implementación física de ese proceso, </text:p>
        </text:list-item>
        <text:list-item>
          <text:p text:style-name="P32">ambas emergen juntas, </text:p>
        </text:list-item>
        <text:list-item>
          <text:p text:style-name="P32">ambas evolucionan juntas, </text:p>
        </text:list-item>
        <text:list-item>
          <text:p text:style-name="P31">ambas se codifican juntas. </text:p>
        </text:list-item>
      </text:list>
      <text:p text:style-name="Text_20_body">Esta sección es la síntesis conceptual del capítulo.</text:p>
      <text:p text:style-name="Horizontal_20_Line"/>
      <text:h text:style-name="Heading_20_1" text:outline-level="1">9. La secuencia completa (resumen narrativo)</text:h>
      <text:p text:style-name="Text_20_body">Aquí presentas la cadena sin saltos:</text:p>
      <text:list xml:id="list1265878121" text:style-name="L17">
        <text:list-item>
          <text:p text:style-name="P34">Materia simple → estabilidad pasiva </text:p>
        </text:list-item>
        <text:list-item>
          <text:p text:style-name="P34">Redes autocatalíticas → lógica implícita </text:p>
        </text:list-item>
        <text:list-item>
          <text:p text:style-name="P34">Compartimentos → conservación activa </text:p>
        </text:list-item>
        <text:list-item>
          <text:p text:style-name="P34">Aprendizaje dinámico → adaptación primitiva </text:p>
        </text:list-item>
        <text:list-item>
          <text:p text:style-name="P34">Plantillas químicas → memoria heredable </text:p>
        </text:list-item>
        <text:list-item>
          <text:p text:style-name="P34">Código genético → memoria simbólica </text:p>
        </text:list-item>
        <text:list-item>
          <text:p text:style-name="P34">Evolución darwiniana → inteligencia acumulativa </text:p>
        </text:list-item>
        <text:list-item>
          <text:p text:style-name="P34">Organismos complejos → inteligencia estructural </text:p>
        </text:list-item>
        <text:list-item>
          <text:p text:style-name="P34">Cerebros → inteligencia representacional </text:p>
        </text:list-item>
        <text:list-item>
          <text:p text:style-name="P33">Conciencia → inteligencia reflexiva </text:p>
        </text:list-item>
      </text:list>
      <text:p text:style-name="Horizontal_20_Line"><text:soft-page-break/></text:p>
      <text:h text:style-name="Heading_20_1" text:outline-level="1">10. Cierre filosófico del capítulo</text:h>
      <text:p text:style-name="Text_20_body">Aquí cierras con la idea central:</text:p>
      <text:p text:style-name="Quotations">La inteligencia no es un producto tardío de la vida.<text:line-break/>La vida es la primera forma de inteligencia.<text:line-break/>Y ambas nacen en el instante en que la materia empieza a conservarse a sí misma.</text:p>
      <text:p text:style-name="Horizontal_20_Line"/>
      <text:p text:style-name="Text_20_body">Si te parece bien esta estructura, el siguiente paso es <text:span text:style-name="Strong_20_Emphasis">convertirla en prosa</text:span>, sección por sección, con el tono, la claridad y la profundidad que buscas para el libro. ¿Quieres que empecemos por la introducción del capítulo o por la primera sección técnic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8T20:24:12.291000000</meta:creation-date>
    <dc:date>2026-02-28T20:28:58.436000000</dc:date>
    <meta:editing-duration>PT4M46S</meta:editing-duration>
    <meta:editing-cycles>1</meta:editing-cycles>
    <meta:document-statistic meta:table-count="0" meta:image-count="0" meta:object-count="0" meta:page-count="5" meta:paragraph-count="110" meta:word-count="834" meta:character-count="5105" meta:non-whitespace-character-count="4381"/>
    <meta:generator>LibreOffice/7.3.5.2$Windows_X86_64 LibreOffice_project/184fe81b8c8c30d8b5082578aee2fed2ea847c01</meta:generator>
  </office:meta>
</office:document-meta>
</file>